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3AD20000042B000001D8751635DCB381FA6E.svg" manifest:media-type="image/svg+xml"/>
  <manifest:file-entry manifest:full-path="Pictures/10000201000000280000000E3C407624F48EF15F.png" manifest:media-type="image/png"/>
  <manifest:file-entry manifest:full-path="Pictures/100025780000042900000174FD20E2AC160B3231.svg" manifest:media-type="image/svg+xml"/>
  <manifest:file-entry manifest:full-path="Pictures/100002010000002800000012216484EC38ABC61B.png" manifest:media-type="image/png"/>
  <manifest:file-entry manifest:full-path="Pictures/10000201000000200000000CDA8F478D4C3496A6.png" manifest:media-type="image/png"/>
  <manifest:file-entry manifest:full-path="Pictures/10001C1A0000035400000144B643F80ED81ED1A3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191919"/>
    </style:style>
    <style:style style:name="gr1" style:family="graphic" style:parent-style-name="objectwithoutfill">
      <style:graphic-properties draw:stroke="solid" svg:stroke-width="0.106cm" svg:stroke-color="#ffffff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svg:stroke-color="#ffffff" draw:marker-start-width="0.359cm" draw:marker-end-width="0.359cm" draw:fill="solid" draw:fill-color="#191919" draw:textarea-horizontal-align="justify" draw:textarea-vertical-align="middle" draw:auto-grow-height="false" fo:min-height="2.698cm" fo:min-width="1.101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ffffff" draw:marker-start-width="0.359cm" draw:marker-end-width="0.359cm" draw:fill="solid" draw:fill-color="#191919" draw:textarea-horizontal-align="justify" draw:textarea-vertical-align="middle" draw:auto-grow-height="false" fo:min-height="0.722cm" fo:min-width="0.114cm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081cm" svg:stroke-color="#5983b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svg:stroke-color="#ff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81d41a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svg:stroke-color="#191919" draw:fill-color="#191919" draw:textarea-horizontal-align="justify" draw:textarea-vertical-align="middle" draw:auto-grow-height="false" fo:min-height="0.29cm" fo:min-width="0cm"/>
    </style:style>
    <style:style style:name="gr8" style:family="graphic" style:parent-style-name="objectwithoutfill">
      <style:graphic-properties svg:stroke-width="0.081cm" svg:stroke-color="#ffffff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dash" draw:stroke-dash="Dot" svg:stroke-width="0.106cm" svg:stroke-color="#ffffff" draw:marker-start-width="0.359cm" draw:marker-end-width="0.359cm" draw:fill="solid" draw:fill-color="#191919" draw:textarea-horizontal-align="justify" draw:textarea-vertical-align="middle" draw:auto-grow-height="false" fo:min-height="0.722cm" fo:min-width="0.114cm" fo:padding-top="0.178cm" fo:padding-bottom="0.178cm" fo:padding-left="0.303cm" fo:padding-right="0.303cm"/>
    </style:style>
    <style:style style:name="gr11" style:family="graphic" style:parent-style-name="standard">
      <style:graphic-properties draw:stroke="solid" draw:stroke-dash="Dot" svg:stroke-width="0.106cm" svg:stroke-color="#ffffff" draw:marker-start-width="0.359cm" draw:marker-end-width="0.359cm" draw:fill="solid" draw:fill-color="#191919" draw:textarea-horizontal-align="justify" draw:textarea-vertical-align="middle" draw:auto-grow-height="false" fo:min-height="0.722cm" fo:min-width="0.114cm" fo:padding-top="0.178cm" fo:padding-bottom="0.178cm" fo:padding-left="0.303cm" fo:padding-right="0.303cm"/>
    </style:style>
    <style:style style:name="gr12" style:family="graphic" style:parent-style-name="standard">
      <style:graphic-properties draw:stroke="solid" svg:stroke-width="0.106cm" svg:stroke-color="#ec2ed7" draw:marker-start-width="0.359cm" draw:marker-end-width="0.359cm" draw:fill="none" draw:textarea-horizontal-align="justify" draw:textarea-vertical-align="middle" draw:auto-grow-height="false" fo:min-height="1.262cm" fo:min-width="2.89cm" fo:padding-top="0.178cm" fo:padding-bottom="0.178cm" fo:padding-left="0.303cm" fo:padding-right="0.303cm"/>
    </style:style>
    <style:style style:name="gr13" style:family="graphic" style:parent-style-name="objectwithoutfill">
      <style:graphic-properties svg:stroke-width="0.106cm" svg:stroke-color="#ec2ed7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4" style:family="graphic" style:parent-style-name="objectwithoutfill">
      <style:graphic-properties svg:stroke-width="0.106cm" svg:stroke-color="#ffffff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solid" draw:fill-color="#191919"/>
      <style:paragraph-properties fo:text-align="center"/>
    </style:style>
    <style:style style:name="P3" style:family="paragraph">
      <loext:graphic-properties draw:fill-color="#191919"/>
      <style:paragraph-properties fo:text-align="center"/>
    </style:style>
    <style:style style:name="P4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9.495cm" svg:height="16.275cm" draw:transform="rotate (-3.03983995819852) translate (12.3212937994725cm 17.7160428466625cm)" svg:viewBox="0 0 9496 16276" svg:d="M0 16276c6255 1 9626-10506 9492-12946-134-2439-1245-2808-1838-3251-593-444-1898 1083-2126 2081-231 997-105 1010 550 2098 655 1089-1653 4938-3210 6439-1558 1500-761 1199-2556 1271">
          <text:p/>
        </draw:path>
        <draw:g>
          <draw:custom-shape draw:style-name="gr2" draw:text-style-name="P2" draw:layer="layout" svg:width="2.413cm" svg:height="4.318cm" draw:transform="rotate (-0.184481301935801) translate (4.613cm 14.09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016cm" svg:height="1.524cm" draw:transform="rotate (-0.184481301935801) translate (5.582cm 15.72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016cm" svg:height="1.524cm" draw:transform="rotate (-0.184481301935801) translate (5.876cm 15.78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" draw:layer="layout" svg:x1="6.35cm" svg:y1="16.51cm" svg:x2="10.668cm" svg:y2="17.018cm">
          <text:p/>
        </draw:line>
        <draw:line draw:style-name="gr5" draw:text-style-name="P1" draw:layer="layout" svg:x1="6.33cm" svg:y1="16.51cm" svg:x2="5.969cm" svg:y2="19.932cm">
          <text:p/>
        </draw:line>
        <draw:line draw:style-name="gr6" draw:text-style-name="P1" draw:layer="layout" svg:x1="6.223cm" svg:y1="16.51cm" svg:x2="9.445cm" svg:y2="15.126cm">
          <text:p/>
        </draw:line>
        <draw:custom-shape draw:style-name="gr7" draw:text-style-name="P3" xml:id="id2" draw:id="id2" draw:layer="layout" svg:width="0.635cm" svg:height="0.762cm" svg:x="8.89cm" svg:y="8.3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1" draw:id="id1" draw:layer="layout" svg:width="0.635cm" svg:height="0.762cm" svg:x="10.795cm" svg:y="16.7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curve" svg:x1="11.113cm" svg:y1="16.764cm" svg:x2="9.432cm" svg:y2="8.493cm" draw:start-shape="id1" draw:start-glue-point="4" draw:end-shape="id2" draw:end-glue-point="11" svg:d="M11113 16764c0-5514-560-8271-1681-8271" svg:viewBox="0 0 1682 8272">
          <text:p/>
        </draw:connector>
        <draw:frame draw:style-name="gr9" draw:text-style-name="P4" draw:layer="layout" svg:width="2.83cm" svg:height="1.074cm" svg:x="7.076cm" svg:y="17.827cm">
          <draw:image xlink:href="Pictures/10001C1A0000035400000144B643F80ED81ED1A3.svg" xlink:type="simple" xlink:show="embed" xlink:actuate="onLoad" loext:mime-type="image/svg+xml">
            <text:p/>
          </draw:image>
          <draw:image xlink:href="Pictures/10000201000000200000000CDA8F478D4C3496A6.png" xlink:type="simple" xlink:show="embed" xlink:actuate="onLoad" loext:mime-type="image/png"/>
          <svg:title>TexMaths</svg:title>
          <svg:desc>14§display§\textcolor{white}{\mathcal{F}_{DHi}}§svg§600§TRUE§</svg:desc>
        </draw:frame>
        <draw:frame draw:style-name="gr9" draw:text-style-name="P4" draw:layer="layout" svg:width="3.646cm" svg:height="1.27cm" svg:x="9.435cm" svg:y="6.731cm">
          <draw:image xlink:href="Pictures/100025780000042900000174FD20E2AC160B3231.svg" xlink:type="simple" xlink:show="embed" xlink:actuate="onLoad" loext:mime-type="image/svg+xml">
            <text:p/>
          </draw:image>
          <draw:image xlink:href="Pictures/10000201000000280000000E3C407624F48EF15F.png" xlink:type="simple" xlink:show="embed" xlink:actuate="onLoad" loext:mime-type="image/png"/>
          <svg:title>TexMaths</svg:title>
          <svg:desc>14§display§\textcolor{white}{\mathcal{F}_{obj,k,i}}§svg§600§TRUE§</svg:desc>
        </draw:frame>
        <draw:frame draw:style-name="gr9" draw:text-style-name="P4" draw:layer="layout" svg:width="3.133cm" svg:height="1.384cm" svg:x="11.684cm" svg:y="10.935cm">
          <draw:image xlink:href="Pictures/10003AD20000042B000001D8751635DCB381FA6E.svg" xlink:type="simple" xlink:show="embed" xlink:actuate="onLoad" loext:mime-type="image/svg+xml">
            <text:p/>
          </draw:image>
          <draw:image xlink:href="Pictures/100002010000002800000012216484EC38ABC61B.png" xlink:type="simple" xlink:show="embed" xlink:actuate="onLoad" loext:mime-type="image/png"/>
          <svg:title>TexMaths</svg:title>
          <svg:desc>14§display§\textcolor{white}{T_{DHi}^{obj,k,i}}§svg§600§TRUE§</svg:desc>
        </draw:frame>
        <draw:custom-shape draw:style-name="gr2" draw:text-style-name="P2" draw:layer="layout" svg:width="2.413cm" svg:height="4.318cm" svg:x="9.652cm" svg:y="1.4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1.016cm" svg:height="1.524cm" svg:x="10.342cm" svg:y="2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016cm" svg:height="1.524cm" svg:x="10.541cm" svg:y="2.9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4.944cm" svg:height="2.286cm" draw:transform="rotate (-0.479791011373242) translate (5.348cm 3.69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4.826cm" svg:y1="4.699cm" svg:x2="2.159cm" svg:y2="9.906cm">
          <text:p/>
        </draw:line>
        <draw:line draw:style-name="gr13" draw:text-style-name="P1" draw:layer="layout" svg:x1="9.144cm" svg:y1="7.112cm" svg:x2="6.477cm" svg:y2="12.192cm">
          <text:p/>
        </draw:line>
        <draw:custom-shape draw:style-name="gr12" draw:text-style-name="P4" draw:layer="layout" svg:width="4.944cm" svg:height="2.286cm" draw:transform="rotate (-0.479791011373242) translate (2.706cm 8.86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5" draw:text-style-name="P1" draw:layer="layout" svg:x1="5.08cm" svg:y1="8.89cm" svg:x2="8.001cm" svg:y2="10.668cm">
            <text:p/>
          </draw:line>
          <draw:line draw:style-name="gr6" draw:text-style-name="P1" draw:layer="layout" svg:x1="5.08cm" svg:y1="8.877cm" svg:x2="9.017cm" svg:y2="7.874cm">
            <text:p/>
          </draw:line>
          <draw:line draw:style-name="gr4" draw:text-style-name="P1" draw:layer="layout" svg:x1="5.08cm" svg:y1="8.89cm" svg:x2="7.112cm" svg:y2="5.334cm">
            <text:p/>
          </draw:line>
        </draw:g>
        <draw:path draw:style-name="gr14" draw:text-style-name="P1" draw:layer="layout" svg:width="1.077cm" svg:height="1.077cm" draw:transform="rotate (-0.785398163397448) translate (11.049cm 2.921cm)" svg:viewBox="0 0 1078 1078" svg:d="M0 0c359 0 629 269 718 359 90 90 360 359 360 539s0 180 0 180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04T00:07:06.595039221</meta:creation-date>
    <dc:date>2025-03-08T11:01:13.614137038</dc:date>
    <meta:editing-duration>PT27M50S</meta:editing-duration>
    <meta:editing-cycles>10</meta:editing-cycles>
    <meta:generator>LibreOffice/6.4.7.2$Linux_X86_64 LibreOffice_project/40$Build-2</meta:generator>
    <meta:document-statistic meta:object-count="26"/>
  </office:meta>
</office:document-meta>
</file>